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2">
          <table:table-cell office:value-type="string" calcext:value-type="string">
            <text:p><text:a xlink:href="https://clyp.it/x2g5lvjs" xlink:type="simple">https://clyp.it/x2g5lvjs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. 彼は木の伐採をしている。</text:p>
          </table:table-cell>
        </table:table-row>
        <table:table-row table:style-name="ro2">
          <table:table-cell office:value-type="string" calcext:value-type="string">
            <text:p><text:a xlink:href="https://clyp.it/2fe1maqt" xlink:type="simple">https://clyp.it/2fe1maqt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. 事故がちょうど今起こったところだ。</text:p>
          </table:table-cell>
        </table:table-row>
        <table:table-row table:style-name="ro2">
          <table:table-cell office:value-type="string" calcext:value-type="string">
            <text:p><text:a xlink:href="https://clyp.it/0hbw2son" xlink:type="simple">https://clyp.it/0hbw2son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3. 彼女は本を読まなかった。</text:p>
          </table:table-cell>
        </table:table-row>
        <table:table-row table:style-name="ro2">
          <table:table-cell office:value-type="string" calcext:value-type="string">
            <text:p><text:a xlink:href="https://clyp.it/k4hcnx0q" xlink:type="simple">https://clyp.it/k4hcnx0q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4. １９００年に彼はイギリスを去り、そのまま二度と戻らなかった。</text:p>
          </table:table-cell>
        </table:table-row>
        <table:table-row table:style-name="ro2">
          <table:table-cell office:value-type="string" calcext:value-type="string">
            <text:p><text:a xlink:href="https://clyp.it/fmjnk1oi" xlink:type="simple">https://clyp.it/fmjnk1oi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5. それは大変価値がある。</text:p>
          </table:table-cell>
        </table:table-row>
        <table:table-row table:style-name="ro2">
          <table:table-cell office:value-type="string" calcext:value-type="string">
            <text:p><text:a xlink:href="https://clyp.it/a33gu5w2" xlink:type="simple">https://clyp.it/a33gu5w2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6. 新聞が書いていることは本当だ。</text:p>
          </table:table-cell>
        </table:table-row>
        <table:table-row table:style-name="ro2">
          <table:table-cell office:value-type="string" calcext:value-type="string">
            <text:p><text:a xlink:href="https://clyp.it/jgyizxnu" xlink:type="simple">https://clyp.it/jgyizxnu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7. 彼は自分の経験を誇張していった。</text:p>
          </table:table-cell>
        </table:table-row>
        <table:table-row table:style-name="ro2">
          <table:table-cell office:value-type="string" calcext:value-type="string">
            <text:p><text:a xlink:href="https://clyp.it/aybxekkk" xlink:type="simple">https://clyp.it/aybxekkk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8. このあたりは見どころがいっぱいです。</text:p>
          </table:table-cell>
        </table:table-row>
        <table:table-row table:style-name="ro2">
          <table:table-cell office:value-type="string" calcext:value-type="string">
            <text:p><text:a xlink:href="https://clyp.it/gl5bbgqx" xlink:type="simple">https://clyp.it/gl5bbgqx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9. いつも学校に遅れるのはどういう訳だ。</text:p>
          </table:table-cell>
        </table:table-row>
        <table:table-row table:style-name="ro2">
          <table:table-cell office:value-type="string" calcext:value-type="string">
            <text:p><text:a xlink:href="https://clyp.it/3uvjepsj" xlink:type="simple">https://clyp.it/3uvjepsj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0. 少なくとも２マイルは歩けます。</text:p>
          </table:table-cell>
        </table:table-row>
        <table:table-row table:style-name="ro2">
          <table:table-cell office:value-type="string" calcext:value-type="string">
            <text:p><text:a xlink:href="https://clyp.it/5ssxz1i3" xlink:type="simple">https://clyp.it/5ssxz1i3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1. この部へ屋やのどこかに隠かくれていることは分わかっているぞ。</text:p>
          </table:table-cell>
        </table:table-row>
        <table:table-row table:style-name="ro2">
          <table:table-cell office:value-type="string" calcext:value-type="string">
            <text:p><text:a xlink:href="https://clyp.it/0jwiqjqx" xlink:type="simple">https://clyp.it/0jwiqjqx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2. 彼らは庭で昼食をとっている。</text:p>
          </table:table-cell>
        </table:table-row>
        <table:table-row table:style-name="ro2">
          <table:table-cell office:value-type="string" calcext:value-type="string">
            <text:p><text:a xlink:href="https://clyp.it/2jtmfcti" xlink:type="simple">https://clyp.it/2jtmfcti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3. 質問の全てに答えなければなりませんか。</text:p>
          </table:table-cell>
        </table:table-row>
        <table:table-row table:style-name="ro2">
          <table:table-cell office:value-type="string" calcext:value-type="string">
            <text:p><text:a xlink:href="https://clyp.it/oa45ig5h" xlink:type="simple">https://clyp.it/oa45ig5h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4. 後にも先にもこんな話を聞いたことがない。</text:p>
          </table:table-cell>
        </table:table-row>
        <table:table-row table:style-name="ro2">
          <table:table-cell office:value-type="string" calcext:value-type="string">
            <text:p><text:a xlink:href="https://clyp.it/ezcypbxd" xlink:type="simple">https://clyp.it/ezcypbxd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5. 彼が話し終わるとみんな黙っていた。</text:p>
          </table:table-cell>
        </table:table-row>
        <table:table-row table:style-name="ro2">
          <table:table-cell office:value-type="string" calcext:value-type="string">
            <text:p><text:a xlink:href="https://clyp.it/jnjkcn4l" xlink:type="simple">https://clyp.it/jnjkcn4l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6. この靴どこで買ったの？</text:p>
          </table:table-cell>
        </table:table-row>
        <table:table-row table:style-name="ro2">
          <table:table-cell office:value-type="string" calcext:value-type="string">
            <text:p><text:a xlink:href="https://clyp.it/41o3nzbs" xlink:type="simple">https://clyp.it/41o3nzbs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7. 両親は私にそこへ行かせた。</text:p>
          </table:table-cell>
        </table:table-row>
        <table:table-row table:style-name="ro2">
          <table:table-cell office:value-type="string" calcext:value-type="string">
            <text:p><text:a xlink:href="https://clyp.it/uqgaufb2" xlink:type="simple">https://clyp.it/uqgaufb2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8. 私は外国にたくさんの友達がいます。</text:p>
          </table:table-cell>
        </table:table-row>
        <table:table-row table:style-name="ro2">
          <table:table-cell office:value-type="string" calcext:value-type="string">
            <text:p><text:a xlink:href="https://clyp.it/p0jela3q" xlink:type="simple">https://clyp.it/p0jela3q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9. 彼は朝から晩まで働いた。</text:p>
          </table:table-cell>
        </table:table-row>
        <table:table-row table:style-name="ro2">
          <table:table-cell office:value-type="string" calcext:value-type="string">
            <text:p><text:a xlink:href="https://clyp.it/t1ehs12j" xlink:type="simple">https://clyp.it/t1ehs12j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0. 私は昨日不思議な夢を見ました。</text:p>
          </table:table-cell>
        </table:table-row>
        <table:table-row table:style-name="ro2">
          <table:table-cell office:value-type="string" calcext:value-type="string">
            <text:p><text:a xlink:href="https://clyp.it/c2hgvrca" xlink:type="simple">https://clyp.it/c2hgvrca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. 彼は木の伐採をしている。</text:p>
          </table:table-cell>
        </table:table-row>
        <table:table-row table:style-name="ro2">
          <table:table-cell office:value-type="string" calcext:value-type="string">
            <text:p><text:a xlink:href="https://clyp.it/45icgqws" xlink:type="simple">https://clyp.it/45icgqws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. 事故がちょうど今起こったところだ。</text:p>
          </table:table-cell>
        </table:table-row>
        <table:table-row table:style-name="ro2">
          <table:table-cell office:value-type="string" calcext:value-type="string">
            <text:p><text:a xlink:href="https://clyp.it/lqm1y41w" xlink:type="simple">https://clyp.it/lqm1y41w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3. 彼女は本を読まなかった。</text:p>
          </table:table-cell>
        </table:table-row>
        <table:table-row table:style-name="ro2">
          <table:table-cell office:value-type="string" calcext:value-type="string">
            <text:p><text:a xlink:href="https://clyp.it/smcs04va" xlink:type="simple">https://clyp.it/smcs04va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4. １９００年に彼はイギリスを去り、そのまま二度と戻らなかった。</text:p>
          </table:table-cell>
        </table:table-row>
        <table:table-row table:style-name="ro2">
          <table:table-cell office:value-type="string" calcext:value-type="string">
            <text:p><text:a xlink:href="https://clyp.it/i1cu05ik" xlink:type="simple">https://clyp.it/i1cu05ik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5. それは大変価値がある。</text:p>
          </table:table-cell>
        </table:table-row>
        <table:table-row table:style-name="ro2">
          <table:table-cell office:value-type="string" calcext:value-type="string">
            <text:p><text:a xlink:href="https://clyp.it/13jqcvgm" xlink:type="simple">https://clyp.it/13jqcvgm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6. 新聞が書いていることは本当だ。</text:p>
          </table:table-cell>
        </table:table-row>
        <table:table-row table:style-name="ro2">
          <table:table-cell office:value-type="string" calcext:value-type="string">
            <text:p><text:a xlink:href="https://clyp.it/l3qba2fv" xlink:type="simple">https://clyp.it/l3qba2fv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7. 彼は自分の経験を誇張していった。</text:p>
          </table:table-cell>
        </table:table-row>
        <table:table-row table:style-name="ro2">
          <table:table-cell office:value-type="string" calcext:value-type="string">
            <text:p><text:a xlink:href="https://clyp.it/r25tux2z" xlink:type="simple">https://clyp.it/r25tux2z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8. このあたりは見どころがいっぱいです。</text:p>
          </table:table-cell>
        </table:table-row>
        <table:table-row table:style-name="ro2">
          <table:table-cell office:value-type="string" calcext:value-type="string">
            <text:p><text:a xlink:href="https://clyp.it/oxwkn4ei" xlink:type="simple">https://clyp.it/oxwkn4ei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9. いつも学校に遅れるのはどういう訳だ。</text:p>
          </table:table-cell>
        </table:table-row>
        <table:table-row table:style-name="ro2">
          <table:table-cell office:value-type="string" calcext:value-type="string">
            <text:p><text:a xlink:href="https://clyp.it/uyuvxmzw" xlink:type="simple">https://clyp.it/uyuvxmzw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0. 少なくとも２マイルは歩けます。</text:p>
          </table:table-cell>
        </table:table-row>
        <table:table-row table:style-name="ro2">
          <table:table-cell office:value-type="string" calcext:value-type="string">
            <text:p><text:a xlink:href="https://clyp.it/lfb1pr1a" xlink:type="simple">https://clyp.it/lfb1pr1a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1. この部へ屋やのどこかに隠かくれていることは分わかっているぞ。</text:p>
          </table:table-cell>
        </table:table-row>
        <table:table-row table:style-name="ro2">
          <table:table-cell office:value-type="string" calcext:value-type="string">
            <text:p><text:a xlink:href="https://clyp.it/ytvxlcbr" xlink:type="simple">https://clyp.it/ytvxlcbr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2. 彼らは庭で昼食をとっている。</text:p>
          </table:table-cell>
        </table:table-row>
        <table:table-row table:style-name="ro2">
          <table:table-cell office:value-type="string" calcext:value-type="string">
            <text:p><text:a xlink:href="https://clyp.it/olxby3l2" xlink:type="simple">https://clyp.it/olxby3l2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3. 質問の全てに答えなければなりませんか。</text:p>
          </table:table-cell>
        </table:table-row>
        <table:table-row table:style-name="ro2">
          <table:table-cell office:value-type="string" calcext:value-type="string">
            <text:p><text:a xlink:href="https://clyp.it/o10le5ca" xlink:type="simple">https://clyp.it/o10le5ca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4. 後にも先にもこんな話を聞いたことがない。</text:p>
          </table:table-cell>
        </table:table-row>
        <table:table-row table:style-name="ro2">
          <table:table-cell office:value-type="string" calcext:value-type="string">
            <text:p><text:a xlink:href="https://clyp.it/ym4r0tkt" xlink:type="simple">https://clyp.it/ym4r0tkt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5. 彼が話し終わるとみんな黙っていた。</text:p>
          </table:table-cell>
        </table:table-row>
        <table:table-row table:style-name="ro2">
          <table:table-cell office:value-type="string" calcext:value-type="string">
            <text:p><text:a xlink:href="https://clyp.it/kppix4xv" xlink:type="simple">https://clyp.it/kppix4xv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6. この靴どこで買ったの？</text:p>
          </table:table-cell>
        </table:table-row>
        <table:table-row table:style-name="ro2">
          <table:table-cell office:value-type="string" calcext:value-type="string">
            <text:p><text:a xlink:href="https://clyp.it/qfwc50qi" xlink:type="simple">https://clyp.it/qfwc50qi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7. 両親は私にそこへ行かせた。</text:p>
          </table:table-cell>
        </table:table-row>
        <table:table-row table:style-name="ro2">
          <table:table-cell office:value-type="string" calcext:value-type="string">
            <text:p><text:a xlink:href="https://clyp.it/0eigw4gr" xlink:type="simple">https://clyp.it/0eigw4gr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8. 私は外国にたくさんの友達がいます。</text:p>
          </table:table-cell>
        </table:table-row>
        <table:table-row table:style-name="ro2">
          <table:table-cell office:value-type="string" calcext:value-type="string">
            <text:p><text:a xlink:href="https://clyp.it/ga5axxor" xlink:type="simple">https://clyp.it/ga5axxor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9. 彼は朝から晩まで働いた。</text:p>
          </table:table-cell>
        </table:table-row>
        <table:table-row table:style-name="ro2">
          <table:table-cell office:value-type="string" calcext:value-type="string">
            <text:p><text:a xlink:href="https://clyp.it/gtmflpki" xlink:type="simple">https://clyp.it/gtmflpki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0. 私は昨日不思議な夢を見ました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6:08:24.932603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7T16:31:12.598225334</dc:date>
    <meta:editing-duration>PT18M57S</meta:editing-duration>
    <meta:editing-cycles>5</meta:editing-cycles>
    <meta:generator>LibreOffice/5.1.6.2$Linux_X86_64 LibreOffice_project/10m0$Build-2</meta:generator>
    <meta:document-statistic meta:table-count="1" meta:cell-count="123" meta:object-count="0"/>
  </office:meta>
</office:document-meta>
</file>